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6816" calcext:value-type="float">
            <text:p>36.2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2056" calcext:value-type="float">
            <text:p>36.2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5584" calcext:value-type="float">
            <text:p>36.2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6608" calcext:value-type="float">
            <text:p>36.1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3352" calcext:value-type="float">
            <text:p>35.9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2664" calcext:value-type="float">
            <text:p>35.7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6568" calcext:value-type="float">
            <text:p>35.78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9448" calcext:value-type="float">
            <text:p>35.96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0784" calcext:value-type="float">
            <text:p>35.9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164" calcext:value-type="float">
            <text:p>35.9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3144" calcext:value-type="float">
            <text:p>35.8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1016" calcext:value-type="float">
            <text:p>35.5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8344" calcext:value-type="float">
            <text:p>35.51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2584" calcext:value-type="float">
            <text:p>35.1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2312" calcext:value-type="float">
            <text:p>35.2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7824" calcext:value-type="float">
            <text:p>35.1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81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0" meta:object-count="0"/>
    <meta:user-defined meta:name="AppVersion">3.0</meta:user-defined>
  </office:meta>
</office:document-meta>
</file>